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Обычный">
        <draw:frame draw:style-name="gr1" draw:layer="layout" svg:width="24.4cm" svg:height="13.8cm" svg:x="2.4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nkin </meta:initial-creator>
    <meta:creation-date>2013-05-25T23:37:14</meta:creation-date>
    <dc:date>2013-05-25T23:38:22</dc:date>
    <dc:creator>krinkin </dc:creator>
    <meta:editing-duration>PT8S</meta:editing-duration>
    <meta:editing-cycles>1</meta:editing-cycles>
    <meta:document-statistic meta:object-count="1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01cm" svg:height="13.801cm" xlink:href="." xlink:type="simple" chart:class="chart:line" chart:style-name="ch1">
        <chart:plot-area chart:style-name="ch2" chart:data-source-has-labels="both" svg:x="1.499cm" svg:y="1.239cm" svg:width="21.926cm" svg:height="11.305cm">
          <chartooo:coordinate-region svg:x="2.676cm" svg:y="1.438cm" svg:width="20.417cm" svg:height="10.459cm"/>
          <chart:axis chart:dimension="x" chart:name="primary-x" chart:style-name="ch3" chartooo:axis-type="auto">
            <chartooo:date-scale/>
            <chart:title svg:x="10.341cm" svg:y="12.82cm" chart:style-name="ch4">
              <text:p>количество операций, 10^8</text:p>
            </chart:title>
            <chart:categories table:cell-range-address="local-table.$A$2:.$A$25"/>
          </chart:axis>
          <chart:axis chart:dimension="y" chart:name="primary-y" chart:style-name="ch3">
            <chart:title svg:x="0.451cm" svg:y="8.536cm" chart:style-name="ch5">
              <text:p>разница времени, мс</text:p>
            </chart:title>
            <chart:grid chart:style-name="ch6" chart:class="major"/>
          </chart:axis>
          <chart:series chart:style-name="ch7" chart:values-cell-range-address="local-table.$B$2:.$B$25" chart:label-cell-address="local-table.$B$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7650">
                <text:p>765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9905">
                <text:p>99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0431">
                <text:p>104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746">
                <text:p>11746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2206">
                <text:p>122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715">
                <text:p>12715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3105">
                <text:p>131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536">
                <text:p>13536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3978">
                <text:p>1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